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.5625in" table:align="left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0.4688in"/>
    </style:style>
    <style:style style:name="Table1.C" style:family="table-column">
      <style:table-column-properties style:column-width="0.5104in"/>
    </style:style>
    <style:style style:name="Table1.A1" style:family="table-cell">
      <style:table-cell-properties fo:padding="0.0382in" fo:border="none"/>
    </style:style>
    <style:style style:name="P1" style:family="paragraph" style:parent-style-name="Normal">
      <style:paragraph-properties fo:margin-top="0in" fo:margin-bottom="0in"/>
    </style:style>
    <style:style style:name="P2" style:family="paragraph" style:parent-style-name="Normal">
      <style:paragraph-properties fo:margin-top="0in" fo:margin-bottom="0in"/>
      <style:text-properties style:font-name="Arial" style:language-complex="ne" style:country-complex="NP"/>
    </style:style>
    <style:style style:name="P3" style:family="paragraph" style:parent-style-name="Normal" style:master-page-name="MP0">
      <style:paragraph-properties fo:margin-top="0in" fo:margin-bottom="0in" style:page-number="auto" fo:break-before="page"/>
      <style:text-properties style:font-name="Arial" style:language-complex="ne" style:country-complex="NP"/>
    </style:style>
    <style:style style:name="P4" style:family="paragraph" style:parent-style-name="Normal">
      <style:paragraph-properties fo:margin-top="0in" fo:margin-bottom="0in"/>
      <style:text-properties style:font-name="Kantipur" fo:font-size="14pt" style:font-size-asian="14pt" style:font-size-complex="14pt" style:language-complex="ne" style:country-complex="NP"/>
    </style:style>
    <style:style style:name="P5" style:family="paragraph" style:parent-style-name="Normal">
      <style:paragraph-properties fo:margin-top="0in" fo:margin-bottom="0in"/>
      <style:text-properties style:font-name="PCS NEPALI" style:language-complex="ne" style:country-complex="NP"/>
    </style:style>
    <style:style style:name="P6" style:family="paragraph" style:parent-style-name="Normal">
      <style:paragraph-properties fo:margin-top="0in" fo:margin-bottom="0in"/>
      <style:text-properties style:font-name="Preeti" fo:font-size="14pt" style:font-size-asian="14pt" style:font-size-complex="14pt" style:language-complex="ne" style:country-complex="NP"/>
    </style:style>
    <style:style style:name="T1" style:family="text">
      <style:text-properties style:font-name="PCS NEPALI" style:language-complex="ne" style:country-complex="NP"/>
    </style:style>
    <style:style style:name="T2" style:family="text">
      <style:text-properties style:language-complex="ne" style:country-complex="NP"/>
    </style:style>
    <style:style style:name="T3" style:family="text">
      <style:text-properties style:font-name="Arial" style:language-complex="ne" style:country-complex="NP"/>
    </style:style>
    <style:style style:name="T4" style:family="text">
      <style:text-properties style:font-name="Arial" style:font-name-complex="PCS NEPALI" style:language-complex="ne" style:country-complex="NP"/>
    </style:style>
    <style:style style:name="T5" style:family="text">
      <style:text-properties style:font-name-complex="PCS NEPALI" style:language-complex="ne" style:country-complex="NP"/>
    </style:style>
    <style:style style:name="T6" style:family="text">
      <style:text-properties style:font-name="Kantipur" style:font-name-complex="PCS NEPALI" style:language-complex="ne" style:country-complex="NP"/>
    </style:style>
    <style:style style:name="T7" style:family="text">
      <style:text-properties style:font-name="Kantipur" style:language-complex="ne" style:country-complex="NP"/>
    </style:style>
    <style:style style:name="T8" style:family="text">
      <style:text-properties style:font-name="Kantipur" fo:font-size="13pt" style:font-size-asian="13pt" style:font-name-complex="PCS NEPALI" style:font-size-complex="13pt" style:language-complex="ne" style:country-complex="NP"/>
    </style:style>
    <style:style style:name="T9" style:family="text">
      <style:text-properties style:font-name="Kantipur" fo:font-size="13pt" style:font-size-asian="13pt" style:font-size-complex="13pt" style:language-complex="ne" style:country-complex="NP"/>
    </style:style>
    <style:style style:name="T10" style:family="text">
      <style:text-properties style:font-name="Kantipur" fo:font-size="16pt" style:font-size-asian="16pt" style:font-name-complex="PCS NEPALI" style:font-size-complex="16pt" style:language-complex="ne" style:country-complex="NP"/>
    </style:style>
    <style:style style:name="T11" style:family="text">
      <style:text-properties style:font-name="Kantipur" fo:font-size="16pt" style:font-size-asian="16pt" style:font-size-complex="16pt" style:language-complex="ne" style:country-complex="NP"/>
    </style:style>
    <style:style style:name="T12" style:family="text">
      <style:text-properties style:font-name="Preeti" style:font-name-complex="PCS NEPALI" style:language-complex="ne" style:country-complex="NP"/>
    </style:style>
    <style:style style:name="T13" style:family="text">
      <style:text-properties style:font-name="Preeti" style:language-complex="ne" style:country-complex="NP"/>
    </style:style>
    <style:style style:name="T14" style:family="text">
      <style:text-properties style:font-name="Preeti" fo:font-size="13pt" style:font-size-asian="13pt" style:font-name-complex="PCS NEPALI" style:font-size-complex="13pt" style:language-complex="ne" style:country-complex="NP"/>
    </style:style>
    <style:style style:name="T15" style:family="text">
      <style:text-properties style:font-name="Preeti" fo:font-size="13pt" style:font-size-asian="13pt" style:font-size-complex="13pt" style:language-complex="ne" style:country-complex="NP"/>
    </style:style>
    <style:style style:name="T16" style:family="text">
      <style:text-properties style:font-name="Preeti" fo:font-size="16pt" style:font-size-asian="16pt" style:font-name-complex="PCS NEPALI" style:font-size-complex="16pt" style:language-complex="ne" style:country-complex="NP"/>
    </style:style>
    <style:style style:name="T17" style:family="text">
      <style:text-properties style:font-name="Preeti" fo:font-size="16pt" style:font-size-asian="16pt" style:font-size-complex="16pt" style:language-complex="ne" style:country-complex="NP"/>
    </style:style>
    <style:style style:name="T18" style:family="text">
      <style:text-properties fo:font-size="16pt" style:font-size-asian="16pt" style:font-size-complex="16pt" style:language-complex="ne" style:country-complex="NP"/>
    </style:style>
    <style:style style:name="T19" style:family="text">
      <style:text-properties fo:font-size="16pt" style:font-size-asian="16pt" style:font-name-complex="PCS NEPALI" style:font-size-complex="16pt" style:language-complex="ne" style:country-complex="NP"/>
    </style:style>
    <style:style style:name="T20" style:family="text">
      <style:text-properties style:font-name="Arial" fo:font-size="16pt" style:font-size-asian="16pt" style:font-name-complex="PCS NEPALI" style:font-size-complex="16pt" style:language-complex="ne" style:country-complex="NP"/>
    </style:style>
    <style:style style:name="T21" style:family="text">
      <style:text-properties style:font-name="Arial" fo:font-size="16pt" style:font-size-asian="16pt" style:font-size-complex="16pt" style:language-complex="ne" style:country-complex="N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4">~<text:tab/>!<text:tab/>@<text:tab/>#<text:tab/>$<text:tab/>%<text:tab/>^<text:tab/>&amp;<text:tab/>*<text:tab/>(<text:tab/>)<text:tab/>_<text:tab/>+<text:tab/></text:p>
      <text:p text:style-name="P4">`<text:tab/>1<text:tab/>2<text:tab/>3<text:tab/>4<text:tab/>5<text:tab/>6<text:tab/>7<text:tab/>8<text:tab/>9<text:tab/>0<text:tab/>-<text:tab/>=</text:p>
      <text:p text:style-name="P4"/>
      <text:p text:style-name="P4">Q<text:tab/>W<text:tab/>E<text:tab/>R<text:tab/>T<text:tab/>Y<text:tab/>U<text:tab/>I<text:tab/>O<text:tab/>P<text:tab/>{<text:tab/>}<text:tab/>|</text:p>
      <text:p text:style-name="P4">q<text:tab/>w<text:tab/>e<text:tab/>r<text:tab/>t<text:tab/>y<text:tab/>u<text:tab/>i<text:tab/>o<text:tab/>p<text:tab/>[<text:tab/>]<text:tab/>\</text:p>
      <text:p text:style-name="P4"/>
      <text:p text:style-name="P4">A<text:tab/>S<text:tab/>D<text:tab/>F<text:tab/>G<text:tab/>H<text:tab/>J<text:tab/>K<text:tab/>L<text:tab/>:<text:tab/>"</text:p>
      <text:p text:style-name="P4">a<text:tab/>s<text:tab/>d<text:tab/>f<text:tab/>g<text:tab/>h<text:tab/>j<text:tab/>k<text:tab/>l<text:tab/>;<text:tab/>'</text:p>
      <text:p text:style-name="P4"/>
      <text:p text:style-name="P4">Z<text:tab/>X<text:tab/>C<text:tab/>V<text:tab/>B<text:tab/>N<text:tab/>M<text:tab/>&lt;<text:tab/>&gt;<text:tab/>?</text:p>
      <text:p text:style-name="P4">z<text:tab/>x<text:tab/>c<text:tab/>v<text:tab/>b<text:tab/>n<text:tab/>m<text:tab/>,<text:tab/>.<text:tab/>/</text:p>
      <text:p text:style-name="P5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Default_20_Paragraph_20_Font"><text:span text:style-name="T3">128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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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29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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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0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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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1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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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2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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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3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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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4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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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5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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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6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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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7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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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8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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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9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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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0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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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1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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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2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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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3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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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4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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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3">145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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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6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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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7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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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8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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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9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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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0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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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1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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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2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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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3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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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4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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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5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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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6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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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7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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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8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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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9</text:span></text:span></text:p>
          </table:table-cell>
          <table:table-cell table:style-name="Table1.A1" office:value-type="string">
            <text:p text:style-name="P1"><text:span text:style-name="Default_20_Paragraph_20_Font"><text:span text:style-name="T20"></text:span></text:span></text:p>
          </table:table-cell>
          <table:table-cell table:style-name="Table1.A1" office:value-type="string">
            <text:p text:style-name="P1"><text:span text:style-name="Default_20_Paragraph_20_Font"><text:span text:style-name="T10">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0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 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 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1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¡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¡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2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¢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¢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3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£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£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4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¤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¤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5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¥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¥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6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¦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¦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7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§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§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8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¨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¨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9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©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©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0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ª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ª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1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«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«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3">172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¬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¬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3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­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­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4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®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®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5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¯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¯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6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°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°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7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±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±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8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²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²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9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³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³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0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´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´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1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µ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µ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2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¶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¶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3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·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·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4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¸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¸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5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¹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¹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6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º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º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7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»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»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8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¼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¼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9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½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½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0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¾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¾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1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¿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¿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2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À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À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3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Á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Á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4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Â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Â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5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Ã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Ã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6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Ä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Ä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7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Å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Å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8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Æ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Æ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3">199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Ç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Ç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0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È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È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1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É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É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2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Ê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Ê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3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Ë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Ë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4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Ì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Ì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5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Í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Í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6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Î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Î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7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Ï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Ï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8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Ð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Ð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9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Ñ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Ñ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0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Ò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Ò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1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Ó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Ó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2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Ô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Ô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3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Õ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Õ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4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Ö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Ö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5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×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×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6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Ø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Ø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7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Ù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Ù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8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Ú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Ú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9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Û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Û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0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Ü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Ü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1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Ý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Ý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2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Þ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Þ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3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ß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ß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4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à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à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5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á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á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3">226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â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â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7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ã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ã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8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ä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ä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9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å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å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0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æ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æ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1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ç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ç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2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è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è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3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é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é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4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ê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ê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5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ë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ë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6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ì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ì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7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í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í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8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î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î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9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ï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ï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0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ð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ð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1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ñ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ñ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2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ò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ò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3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ó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ó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4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ô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ô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5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õ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õ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6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ö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ö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7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÷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÷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8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ø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ø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9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ù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ù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0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ú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ú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1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û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û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2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ü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ü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3">253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ý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ý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4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þ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þ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5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ÿ</text:span></text:span></text:p>
          </table:table-cell>
          <table:table-cell table:style-name="Table1.A1" office:value-type="string">
            <text:p text:style-name="P1"><text:span text:style-name="Default_20_Paragraph_20_Font"><text:span text:style-name="T11">ÿ</text:span></text:span></text:p>
          </table:table-cell>
        </table:table-row>
      </table:table>
      <text:p text:style-name="P1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1in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</meta:initial-creator>
    <meta:creation-date>2013-11-14T09:43:00Z</meta:creation-date>
    <dc:date>2013-12-01T00:17:52</dc:date>
    <meta:editing-cycles>3</meta:editing-cycles>
    <meta:editing-duration>PT3H50M</meta:editing-duration>
    <meta:document-statistic meta:table-count="1" meta:image-count="0" meta:object-count="0" meta:page-count="6" meta:paragraph-count="392" meta:word-count="474" meta:character-count="821" meta:non-whitespace-character-count="730"/>
    <meta:template xlink:type="simple" xlink:actuate="onRequest" xlink:title="" xlink:href="../template.odt/Normal.dotm"/>
  </office:meta>
</office:document-meta>
</file>